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la1" style:family="table">
      <style:table-properties style:width="16.979cm" fo:margin-left="0cm" table:align="left" fo:background-color="transparent">
        <style:background-image/>
      </style:table-properties>
    </style:style>
    <style:style style:name="Tabella1.A" style:family="table-column">
      <style:table-column-properties style:column-width="2.693cm"/>
    </style:style>
    <style:style style:name="Tabella1.B" style:family="table-column">
      <style:table-column-properties style:column-width="1.79cm"/>
    </style:style>
    <style:style style:name="Tabella1.C" style:family="table-column">
      <style:table-column-properties style:column-width="12.495cm"/>
    </style:style>
    <style:style style:name="Tabella1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2" style:family="table-cell">
      <style:table-cell-properties fo:background-color="#d0ce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12" style:family="table-row">
      <style:table-row-properties fo:background-color="transparent">
        <style:background-image/>
      </style:table-row-properties>
    </style:style>
    <style:style style:name="Tabella1.A12" style:family="table-cell">
      <style:table-cell-properties fo:background-color="#d0cece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1.A13" style:family="table-cell">
      <style:table-cell-properties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a1.C13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1.A15" style:family="table-cell">
      <style:table-cell-properties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a1.C15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2" style:family="table">
      <style:table-properties style:width="16.983cm" fo:margin-left="0cm" table:align="left"/>
    </style:style>
    <style:style style:name="Tabella2.A" style:family="table-column">
      <style:table-column-properties style:column-width="4.246cm"/>
    </style:style>
    <style:style style:name="Tabella2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D2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e">
      <style:paragraph-properties fo:margin-top="0cm" fo:margin-bottom="0cm" style:contextual-spacing="false" fo:line-height="100%"/>
    </style:style>
    <style:style style:name="P2" style:family="paragraph" style:parent-style-name="Normale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</style:style>
    <style:style style:name="P4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/>
    </style:style>
    <style:style style:name="P5" style:family="paragraph" style:parent-style-name="Heading" style:master-page-name="MP0">
      <style:paragraph-properties fo:text-align="center" style:justify-single-word="false" style:page-number="auto" fo:break-before="page"/>
    </style:style>
    <style:style style:name="P6" style:family="paragraph" style:parent-style-name="Text_20_body">
      <style:text-properties officeooo:rsid="0023fedc" officeooo:paragraph-rsid="0023fedc"/>
    </style:style>
    <style:style style:name="P7" style:family="paragraph" style:parent-style-name="Heading_20_2">
      <style:text-properties officeooo:rsid="0023fedc" officeooo:paragraph-rsid="0023fedc"/>
    </style:style>
    <style:style style:name="P8" style:family="paragraph" style:parent-style-name="Normale">
      <style:paragraph-properties fo:margin-top="0cm" fo:margin-bottom="0cm" style:contextual-spacing="false" fo:line-height="100%" fo:text-align="center" style:justify-single-word="false"/>
    </style:style>
    <style:style style:name="P9" style:family="paragraph" style:parent-style-name="Normale">
      <style:paragraph-properties fo:margin-top="0cm" fo:margin-bottom="0cm" style:contextual-spacing="false" fo:line-height="100%" fo:text-align="start" style:justify-single-word="false"/>
    </style:style>
    <style:style style:name="P10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7.038cm"/>
        </style:tab-stops>
      </style:paragraph-properties>
    </style:style>
    <style:style style:name="P11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1d26d9" officeooo:paragraph-rsid="001d26d9"/>
    </style:style>
    <style:style style:name="P12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1e7593" officeooo:paragraph-rsid="001e7593"/>
    </style:style>
    <style:style style:name="P13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1e7593" officeooo:paragraph-rsid="001e7593"/>
    </style:style>
    <style:style style:name="P14" style:family="paragraph" style:parent-style-name="Normale">
      <style:text-properties officeooo:rsid="0023fedc" officeooo:paragraph-rsid="0023fedc"/>
    </style:style>
    <style:style style:name="P15" style:family="paragraph" style:parent-style-name="Normale" style:list-style-name="L3">
      <style:text-properties officeooo:rsid="0023fedc" officeooo:paragraph-rsid="0023fedc"/>
    </style:style>
    <style:style style:name="P16" style:family="paragraph" style:parent-style-name="Normale">
      <style:text-properties fo:font-weight="bold" officeooo:rsid="002492e1" officeooo:paragraph-rsid="002492e1" style:font-weight-asian="bold" style:font-weight-complex="bold"/>
    </style:style>
    <style:style style:name="P17" style:family="paragraph" style:parent-style-name="Normale" style:list-style-name="L4">
      <style:text-properties fo:font-weight="bold" officeooo:rsid="002492e1" officeooo:paragraph-rsid="002492e1" style:font-weight-asian="bold" style:font-weight-complex="bold"/>
    </style:style>
    <style:style style:name="P18" style:family="paragraph" style:parent-style-name="Paragrafo_20_elenco" style:list-style-name="L2"/>
    <style:style style:name="T1" style:family="text">
      <style:text-properties style:font-name="Consolas" fo:font-size="10.5pt" fo:background-color="#ffffff" loext:char-shading-value="0" style:font-size-asian="10.5pt" style:font-size-complex="10.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e759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492e1" style:font-weight-asian="normal" style:font-weight-complex="normal"/>
    </style:style>
    <style:style style:name="T6" style:family="text">
      <style:text-properties officeooo:rsid="002492e1"/>
    </style:style>
    <text:list-style style:name="L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pecifica Tecnica</text:p>
      <text:h text:style-name="Heading_20_1" text:outline-level="1">Introduzione</text:h>
      <text:h text:style-name="Heading_20_2" text:outline-level="2">Scopo del documento</text:h>
      <text:p text:style-name="Normale">l documento ha lo scopo di definire la struttura architetturale e il design di dettaglio dell’applicazione ADeQA descrivendo: le tecnologie utilizzate, le API e l’architettura.</text:p>
      <text:h text:style-name="Heading_20_1" text:outline-level="1">Tecnologie</text:h>
      <text:h text:style-name="Heading_20_2" text:outline-level="2">Introduzione</text:h>
      <text:p text:style-name="Normale">La seguente sezione elenca in modo esaustivo le tecnologie scelte e concordate per l’implementazione di ADeQA.</text:p>
      <text:h text:style-name="Heading_20_2" text:outline-level="2">Elenco delle tecnologie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2">Nome</text:p>
          </table:table-cell>
          <table:table-cell table:style-name="Tabella1.A1" office:value-type="string">
            <text:p text:style-name="P2">Versione</text:p>
          </table:table-cell>
          <table:table-cell table:style-name="Tabella1.A1" office:value-type="string">
            <text:p text:style-name="P2">Descrizione</text:p>
          </table:table-cell>
        </table:table-row>
        <table:table-row>
          <table:table-cell table:style-name="Tabella1.A2" table:number-columns-spanned="3" office:value-type="string">
            <text:p text:style-name="P10"><text:tab/>Linguaggi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2">CSS</text:p>
          </table:table-cell>
          <table:table-cell table:style-name="Tabella1.B3" office:value-type="string">
            <text:p text:style-name="P2">3</text:p>
          </table:table-cell>
          <table:table-cell table:style-name="Tabella1.C3" office:value-type="string">
            <text:p text:style-name="P9"><text:span text:style-name="T3">I</text:span>l linguaggio di definizione di stili standard del web, mantenuto dal consorzio W3C</text:p>
          </table:table-cell>
        </table:table-row>
        <table:table-row>
          <table:table-cell table:style-name="Tabella1.A4" office:value-type="string">
            <text:p text:style-name="P2">HTML</text:p>
          </table:table-cell>
          <table:table-cell table:style-name="Tabella1.B4" office:value-type="string">
            <text:p text:style-name="P2">5</text:p>
          </table:table-cell>
          <table:table-cell table:style-name="Tabella1.C4" office:value-type="string">
            <text:p text:style-name="P9"><text:span text:style-name="T3">Il</text:span> linguaggio di markup standard per la creazione di pagine web, mantenuto dal consorzio W3C</text:p>
          </table:table-cell>
        </table:table-row>
        <table:table-row>
          <table:table-cell table:style-name="Tabella1.A5" office:value-type="string">
            <text:p text:style-name="P2">Typescript</text:p>
          </table:table-cell>
          <table:table-cell table:style-name="Tabella1.B5" office:value-type="string">
            <text:p text:style-name="P2">5.1.6</text:p>
          </table:table-cell>
          <table:table-cell table:style-name="Tabella1.C5" office:value-type="string">
            <text:p text:style-name="P9"><text:span text:style-name="T3">I</text:span>l linguaggio di programmazione orientato agli oggetti è fortemente tipizzato per agevolare la scrittura di codice Javascript. Compila nello standard ECMAScript 6, producendo codice adatto all’uso su pagine web</text:p>
          </table:table-cell>
        </table:table-row>
        <table:table-row>
          <table:table-cell table:style-name="Tabella1.A2" table:number-columns-spanned="3" office:value-type="string">
            <text:p text:style-name="P2">Framework</text:p>
          </table:table-cell>
          <table:covered-table-cell/>
          <table:covered-table-cell/>
        </table:table-row>
        <table:table-row>
          <table:table-cell table:style-name="Tabella1.A7" office:value-type="string">
            <text:p text:style-name="P2">Angular</text:p>
          </table:table-cell>
          <table:table-cell table:style-name="Tabella1.B7" office:value-type="string">
            <text:p text:style-name="P2">16.2.2</text:p>
          </table:table-cell>
          <table:table-cell table:style-name="Tabella1.C7" office:value-type="string">
            <text:p text:style-name="P9">Framework per la creazione di single-page application per browser / Progressive Web App</text:p>
          </table:table-cell>
        </table:table-row>
        <table:table-row>
          <table:table-cell table:style-name="Tabella1.A8" office:value-type="string">
            <text:p text:style-name="P2">Jasmine</text:p>
          </table:table-cell>
          <table:table-cell table:style-name="Tabella1.B8" office:value-type="string">
            <text:p text:style-name="P2">4.6.0</text:p>
          </table:table-cell>
          <table:table-cell table:style-name="Tabella1.C8" office:value-type="string">
            <text:p text:style-name="P9">Framework open-source per il testing di codice Javascript</text:p>
          </table:table-cell>
        </table:table-row>
        <table:table-row>
          <table:table-cell table:style-name="Tabella1.A9" office:value-type="string">
            <text:p text:style-name="P2">Karma</text:p>
          </table:table-cell>
          <table:table-cell table:style-name="Tabella1.B9" office:value-type="string">
            <text:p text:style-name="P2">6.4.2</text:p>
          </table:table-cell>
          <table:table-cell table:style-name="Tabella1.C9" office:value-type="string">
            <text:p text:style-name="P9">Strumento che genera un server web che esegue il codice di test Javascript per ogni browser connesso</text:p>
          </table:table-cell>
        </table:table-row>
        <table:table-row>
          <table:table-cell table:style-name="Tabella1.A2" table:number-columns-spanned="3" office:value-type="string">
            <text:p text:style-name="P3">Strumenti</text:p>
          </table:table-cell>
          <table:covered-table-cell/>
          <table:covered-table-cell/>
        </table:table-row>
        <table:table-row>
          <table:table-cell table:style-name="Tabella1.A11" office:value-type="string">
            <text:p text:style-name="P2">Compodoc</text:p>
          </table:table-cell>
          <table:table-cell table:style-name="Tabella1.B11" office:value-type="string">
            <text:p text:style-name="P2"><text:span text:style-name="Car._20_predefinito_20_paragrafo"><text:span text:style-name="T1">1.1.21</text:span></text:span></text:p>
          </table:table-cell>
          <table:table-cell table:style-name="Tabella1.C11" office:value-type="string">
            <text:p text:style-name="P9">Strumento open-source per la generazione di documentazione per <text:span text:style-name="T3">web app </text:span>Angular</text:p>
          </table:table-cell>
        </table:table-row>
        <table:table-row table:style-name="Tabella1.12">
          <table:table-cell table:style-name="Tabella1.A12" table:number-columns-spanned="3" office:value-type="string">
            <text:p text:style-name="P11">Librerie</text:p>
          </table:table-cell>
          <table:covered-table-cell/>
          <table:covered-table-cell/>
        </table:table-row>
        <table:table-row table:style-name="Tabella1.12">
          <table:table-cell table:style-name="Tabella1.A13" office:value-type="string">
            <text:p text:style-name="P12">Ngx-translate</text:p>
          </table:table-cell>
          <table:table-cell table:style-name="Tabella1.A13" office:value-type="string">
            <text:p text:style-name="P12">15.0.0</text:p>
          </table:table-cell>
          <table:table-cell table:style-name="Tabella1.C13" office:value-type="string">
            <text:p text:style-name="P13">Libreria di internazionalizzazione per Angular</text:p>
          </table:table-cell>
        </table:table-row>
        <table:table-row table:style-name="Tabella1.12">
          <table:table-cell table:style-name="Tabella1.A13" office:value-type="string">
            <text:p text:style-name="P12">Rxjs</text:p>
          </table:table-cell>
          <table:table-cell table:style-name="Tabella1.A13" office:value-type="string">
            <text:p text:style-name="P12">7.8.0</text:p>
          </table:table-cell>
          <table:table-cell table:style-name="Tabella1.C13" office:value-type="string">
            <text:p text:style-name="P13">Libreria per programmazione reattiva e asincrona</text:p>
          </table:table-cell>
        </table:table-row>
        <table:table-row table:style-name="Tabella1.12">
          <table:table-cell table:style-name="Tabella1.A15" office:value-type="string">
            <text:p text:style-name="P12">Angular Material</text:p>
          </table:table-cell>
          <table:table-cell table:style-name="Tabella1.A15" office:value-type="string">
            <text:p text:style-name="P12">16.2.5</text:p>
          </table:table-cell>
          <table:table-cell table:style-name="Tabella1.C15" office:value-type="string">
            <text:p text:style-name="P13">Libreria che mette a disposizione componenti grafiche per web app Angular</text:p>
          </table:table-cell>
        </table:table-row>
      </table:table>
      <text:p text:style-name="Normale"/>
      <text:h text:style-name="P7" text:outline-level="2">Internazionalizzazione e localizzazione</text:h>
      <text:p text:style-name="P6">Per poter capire le scelte progettuali occorre prima dare delle definizioni ai termini:</text:p>
      <text:list text:style-name="L3">
        <text:list-item>
          <text:p text:style-name="P15"><text:span text:style-name="T2">Internazionalizzazione</text:span>: è il processo di design e sviluppo di un prodotto in modo tale da ridurre la difficoltà di adattarlo per renderlo fruibile da persone appartenenti a culture diverse;</text:p>
        </text:list-item>
        <text:list-item>
          <text:p text:style-name="P15"><text:span text:style-name="T2">Localizzazione</text:span>: è il processo di adattamento di un prodotto in base alle esigenze culturali di una particolare area / di un particolare mercato.</text:p>
        </text:list-item>
      </text:list>
      <text:p text:style-name="P14"/>
      <text:p text:style-name="P14"><text:soft-page-break/></text:p>
      <text:p text:style-name="P14">Per quanto riguarda l’internazionalizzazione e la localizzazione del contenuto statico dell’applicazione, si è scelto di usare la lib<text:span text:style-name="T6">r</text:span>eria <text:span text:style-name="T2">ngx-translate</text:span><text:span text:style-name="T4"> al posto del pacchetto </text:span><text:span text:style-name="T2">@angular/localize</text:span><text:span text:style-name="T4">, nativamente supportato da Angular; </text:span><text:span text:style-name="T5">di seguito, una breve analisi sulle potenzialità e sulle carenze di entrambe le tecnologie.</text:span></text:p>
      <text:p text:style-name="P16">@angular/localize</text:p>
      <text:list text:style-name="L4">
        <text:list-item>
          <text:p text:style-name="P17"><text:span text:style-name="T4">Vantaggi:</text:span></text:p>
          <text:list>
            <text:list-item>
              <text:p text:style-name="P17"><text:span text:style-name="T4">Supportato nativamente dal framework Angular</text:span></text:p>
            </text:list-item>
            <text:list-item>
              <text:p text:style-name="P17"><text:span text:style-name="T4">// </text:span></text:p>
            </text:list-item>
          </text:list>
        </text:list-item>
      </text:list>
      <text:h text:style-name="Heading_20_1" text:outline-level="1">API (backoffice)</text:h>
      <text:p text:style-name="Normale">L’applicativo ADeQA utilizza delle API messe a disposizione da un backend comune a tutta la suite di prodotti TriZeta: di seguito sono riportate le API utilizzate da ADeQA:</text:p>
      <text:h text:style-name="Heading_20_2" text:outline-level="2">Nome</text:h>
      <text:p text:style-name="Normale"><text:span text:style-name="Car._20_predefinito_20_paragrafo"><text:span text:style-name="T2">Descrizione: </text:span></text:span>questo endpoint permette di…</text:p>
      <text:list text:style-name="L2">
        <text:list-item>
          <text:p text:style-name="P18"><text:span text:style-name="Car._20_predefinito_20_paragrafo"><text:span text:style-name="T2">Endpoint:</text:span></text:span> /api/…</text:p>
        </text:list-item>
        <text:list-item>
          <text:p text:style-name="P18"><text:span text:style-name="Car._20_predefinito_20_paragrafo"><text:span text:style-name="T2">Metodo HTTP:</text:span></text:span> GET</text:p>
        </text:list-item>
        <text:list-item>
          <text:p text:style-name="P18"><text:span text:style-name="Car._20_predefinito_20_paragrafo"><text:span text:style-name="T2">Parametri:</text:span></text:span> </text:p>
          <text:list>
            <text:list-item>
              <text:p text:style-name="P18">Name: stringa che indica….</text:p>
            </text:list-item>
          </text:list>
        </text:list-item>
      </text:list>
      <table:table table:name="Tabella2" table:style-name="Tabella2">
        <table:table-column table:style-name="Tabella2.A" table:number-columns-repeated="4"/>
        <table:table-row>
          <table:table-cell table:style-name="Tabella2.A1" office:value-type="string">
            <text:p text:style-name="P4">Esito</text:p>
          </table:table-cell>
          <table:table-cell table:style-name="Tabella2.A1" office:value-type="string">
            <text:p text:style-name="P4">Codice HTTP</text:p>
          </table:table-cell>
          <table:table-cell table:style-name="Tabella2.A1" office:value-type="string">
            <text:p text:style-name="P4">Body</text:p>
          </table:table-cell>
          <table:table-cell table:style-name="Tabella2.A1" office:value-type="string">
            <text:p text:style-name="P4">Descrizione</text:p>
          </table:table-cell>
        </table:table-row>
        <table:table-row>
          <table:table-cell table:style-name="Tabella2.A2" office:value-type="string">
            <text:p text:style-name="P1">Positivo</text:p>
          </table:table-cell>
          <table:table-cell table:style-name="Tabella2.B2" office:value-type="string">
            <text:p text:style-name="P1">200</text:p>
          </table:table-cell>
          <table:table-cell table:style-name="Tabella2.C2" office:value-type="string">
            <text:p text:style-name="P1">{name:…}</text:p>
          </table:table-cell>
          <table:table-cell table:style-name="Tabella2.D2" office:value-type="string">
            <text:p text:style-name="P1">Ritorna…</text:p>
          </table:table-cell>
        </table:table-row>
      </table:table>
      <text:p text:style-name="Normale"/>
      <text:h text:style-name="Heading_20_1" text:outline-level="1">Architettura</text:h>
      <text:p text:style-name="Normale"/>
      <text:p text:style-name="Normale"/>
      <text:p text:style-name="Normale"/>
      <text:p text:style-name="Normale"><text:a xlink:type="simple" xlink:href="https://www.liquidweb.com/kb/guide-to-website-internationalization-and-localization/" text:style-name="Internet_20_link" text:visited-style-name="Visited_20_Internet_20_Link">A Guide to Website Internationalization and Localization | Liquid Web</text:a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e" style:next-style-name="Normale" style:class="text">
      <style:paragraph-properties fo:margin-top="0cm" fo:margin-bottom="0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Normale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e" style:next-style-name="Normale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margin-top="0cm" fo:margin-bottom="0.282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2f5496"/>
      <style:paragraph-properties fo:margin-top="0.247cm" fo:margin-bottom="0.212cm" style:contextual-spacing="false" fo:background-color="transparent"/>
      <style:text-properties fo:color="#2f5496" loext:opacity="100%" fo:font-size="13pt" fo:font-weight="bold" style:font-size-asian="14pt" style:font-weight-asian="bold" style:font-size-complex="14pt" style:font-weight-complex="bold"/>
    </style:style>
    <style:style style:name="Car._20_predefinito_20_paragrafo" style:display-name="Car. predefinito paragrafo" style:family="text"/>
    <style:style style:name="Titolo_20_Carattere" style:display-name="Titolo Carattere" style:family="text" style:parent-style-name="Car._20_predefinito_20_paragrafo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itolo_20_1_20_Carattere" style:display-name="Titolo 1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olo_20_2_20_Carattere" style:display-name="Titolo 2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1.2$Windows_X86_64 LibreOffice_project/f5defcebd022c5bc36bbb79be232cb6926d8f674</meta:generator>
    <dc:title/>
    <dc:description/>
    <dc:subject/>
    <meta:initial-creator>Matteo</meta:initial-creator>
    <meta:creation-date>2023-09-22T12:04:00Z</meta:creation-date>
    <dc:date>2023-09-22T17:26:20.503000000</dc:date>
    <meta:editing-cycles>6</meta:editing-cycles>
    <meta:editing-duration>PT1H10M19S</meta:editing-duration>
    <meta:document-statistic meta:table-count="2" meta:image-count="0" meta:object-count="0" meta:page-count="2" meta:paragraph-count="72" meta:word-count="401" meta:character-count="2739" meta:non-whitespace-character-count="2415"/>
    <meta:template xlink:type="simple" xlink:actuate="onRequest" xlink:title="" xlink:href="Normal.dotm"/>
  </office:meta>
</office:document-meta>
</file>